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modifiableOrderedMap.UnmodifiableOrderedMap( Ordered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OrderedMap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OrderedMap.orderedMap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OrderedMap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OrderedMap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OrderedMap.map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Ordered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Ordered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OrderedMap.decorate( Ordered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modifiableOrdered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OrderedMap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OrderedMap.putAll( Map mapToCop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Ordered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